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100" table:style-name="ta1">
        <table:shapes>
          <draw:frame draw:z-index="0" draw:name="100epochs" draw:style-name="gr1" svg:width="22.988cm" svg:height="14.939cm" svg:x="34.687cm" svg:y="14.3cm">
            <draw:object draw:notify-on-update-of-ranges="'100'.C7:'100'.C8 '100'.C32:'100'.C40 '100'.D7:'100'.D7 '100'.D32:'100'.D40 '100'.E7:'100'.E7 '100'.E32:'100'.E40 '100'.F7:'100'.F7 '100'.F32:'100'.F40 '100'.G7:'100'.G7 '100'.G32:'100'.G40 '100'.H7:'100'.H7 '100'.H32:'100'.H40 '100'.I7:'100'.I7 '100'.I32:'100'.I40 '100'.J7:'100'.J7 '100'.J32:'100'.J40 '100'.K7:'100'.K7 '100'.K32:'100'.K40 '100'.L7:'100'.L7 '100'.L32:'100'.L40 '100'.M7:'100'.M7 '100'.M32:'100'.M40 '100'.N7:'100'.N7 '100'.N32:'100'.N40" xlink:href="./Object 1" xlink:type="simple" xlink:show="embed" xlink:actuate="onLoad"/>
            <draw:image xlink:href="./ObjectReplacements/Object 1" xlink:type="simple" xlink:show="embed" xlink:actuate="onLoad"/>
            <svg:title>100 epochs </svg:title>
          </draw:frame>
          <draw:frame draw:z-index="1" draw:style-name="gr1" svg:width="15.999cm" svg:height="8.999cm" svg:x="12.894cm" svg:y="19.955cm">
            <draw:object draw:notify-on-update-of-ranges="'100'.B46:'100'.B46 '100'.B47:'100'.B57 '100'.C46:'100'.C46 '100'.C47:'100'.C57 '100'.D46:'100'.D46 '100'.D47:'100'.D57 '100'.E46:'100'.E46 '100'.E47:'100'.E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office:value-type="string">
            <text:p>error rate</text:p>
          </table:table-cell>
          <table:table-cell table:number-columns-repeated="5"/>
          <table:table-cell table:style-name="ce3" office:value-type="string">
            <text:p>min in rows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 epoch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exp</text:p>
          </table:table-cell>
          <table:table-cell office:value-type="string">
            <text:p>dec</text:p>
          </table:table-cell>
          <table:table-cell office:value-type="string">
            <text:p>1divt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2"/>
          <table:table-cell office:value-type="string">
            <text:p>all on all:</text:p>
          </table:table-cell>
          <table:table-cell table:style-name="ce1" office:value-type="float" office:value="0.195">
            <text:p>0.195</text:p>
          </table:table-cell>
          <table:table-cell office:value-type="float" office:value="0.2125">
            <text:p>0.2125</text:p>
          </table:table-cell>
          <table:table-cell office:value-type="float" office:value="0.2025">
            <text:p>0.2025</text:p>
          </table:table-cell>
          <table:table-cell office:value-type="float" office:value="0.209375">
            <text:p>0.209375</text:p>
          </table:table-cell>
          <table:table-cell office:value-type="float" office:value="0.20625">
            <text:p>0.20625</text:p>
          </table:table-cell>
          <table:table-cell office:value-type="float" office:value="0.203125">
            <text:p>0.203125</text:p>
          </table:table-cell>
          <table:table-cell office:value-type="float" office:value="0.194375">
            <text:p>0.194375</text:p>
          </table:table-cell>
          <table:table-cell table:style-name="ce6" office:value-type="float" office:value="0.193125">
            <text:p>0.193125</text:p>
          </table:table-cell>
          <table:table-cell office:value-type="float" office:value="0.21125">
            <text:p>0.21125</text:p>
          </table:table-cell>
          <table:table-cell table:number-columns-repeated="2" office:value-type="float" office:value="0.2025">
            <text:p>0.2025</text:p>
          </table:table-cell>
          <table:table-cell table:formula="of:=AVERAGE([.D8:.N8])" office:value-type="float" office:value="0.202954545454545">
            <text:p>0.2029545455</text:p>
          </table:table-cell>
        </table:table-row>
        <table:table-row table:style-name="ro1">
          <table:table-cell table:number-columns-repeated="2"/>
          <table:table-cell office:value-type="string">
            <text:p>small on small:</text:p>
          </table:table-cell>
          <table:table-cell office:value-type="float" office:value="0.3075">
            <text:p>0.3075</text:p>
          </table:table-cell>
          <table:table-cell office:value-type="float" office:value="0.315">
            <text:p>0.315</text:p>
          </table:table-cell>
          <table:table-cell office:value-type="float" office:value="0.335">
            <text:p>0.335</text:p>
          </table:table-cell>
          <table:table-cell office:value-type="float" office:value="0.2925">
            <text:p>0.2925</text:p>
          </table:table-cell>
          <table:table-cell office:value-type="float" office:value="0.3175">
            <text:p>0.3175</text:p>
          </table:table-cell>
          <table:table-cell office:value-type="float" office:value="0.3475">
            <text:p>0.3475</text:p>
          </table:table-cell>
          <table:table-cell office:value-type="float" office:value="0.3025">
            <text:p>0.3025</text:p>
          </table:table-cell>
          <table:table-cell table:style-name="ce7" office:value-type="float" office:value="0.2675">
            <text:p>0.2675</text:p>
          </table:table-cell>
          <table:table-cell office:value-type="float" office:value="0.2775">
            <text:p>0.2775</text:p>
          </table:table-cell>
          <table:table-cell table:number-columns-repeated="2" office:value-type="float" office:value="0.335">
            <text:p>0.335</text:p>
          </table:table-cell>
          <table:table-cell table:formula="of:=AVERAGE([.D9:.N9])" office:value-type="float" office:value="0.312045454545455">
            <text:p>0.3120454545</text:p>
          </table:table-cell>
        </table:table-row>
        <table:table-row table:style-name="ro1">
          <table:table-cell table:number-columns-repeated="2"/>
          <table:table-cell office:value-type="string">
            <text:p>books on books:</text:p>
          </table:table-cell>
          <table:table-cell office:value-type="float" office:value="0.27">
            <text:p>0.27</text:p>
          </table:table-cell>
          <table:table-cell table:style-name="ce2"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0.2575">
            <text:p>0.2575</text:p>
          </table:table-cell>
          <table:table-cell office:value-type="float" office:value="0.2875">
            <text:p>0.2875</text:p>
          </table:table-cell>
          <table:table-cell office:value-type="float" office:value="0.2675">
            <text:p>0.2675</text:p>
          </table:table-cell>
          <table:table-cell office:value-type="float" office:value="0.2825">
            <text:p>0.2825</text:p>
          </table:table-cell>
          <table:table-cell table:number-columns-repeated="2" office:value-type="float" office:value="0.26">
            <text:p>0.26</text:p>
          </table:table-cell>
          <table:table-cell table:formula="of:=AVERAGE([.D10:.N10])" office:value-type="float" office:value="0.271363636363636">
            <text:p>0.2713636364</text:p>
          </table:table-cell>
        </table:table-row>
        <table:table-row table:style-name="ro2">
          <table:table-cell table:number-columns-repeated="2"/>
          <table:table-cell office:value-type="string">
            <text:p>dvd on dvd:</text:p>
          </table:table-cell>
          <table:table-cell office:value-type="float" office:value="0.245">
            <text:p>0.245</text:p>
          </table:table-cell>
          <table:table-cell office:value-type="float" office:value="0.2325">
            <text:p>0.2325</text:p>
          </table:table-cell>
          <table:table-cell office:value-type="float" office:value="0.2225">
            <text:p>0.2225</text:p>
          </table:table-cell>
          <table:table-cell office:value-type="float" office:value="0.2375">
            <text:p>0.2375</text:p>
          </table:table-cell>
          <table:table-cell office:value-type="float" office:value="0.2225">
            <text:p>0.2225</text:p>
          </table:table-cell>
          <table:table-cell office:value-type="float" office:value="0.22">
            <text:p>0.22</text:p>
          </table:table-cell>
          <table:table-cell office:value-type="float" office:value="0.235">
            <text:p>0.235</text:p>
          </table:table-cell>
          <table:table-cell office:value-type="float" office:value="0.2425">
            <text:p>0.2425</text:p>
          </table:table-cell>
          <table:table-cell table:style-name="ce2" office:value-type="float" office:value="0.22">
            <text:p>0.22</text:p>
          </table:table-cell>
          <table:table-cell table:number-columns-repeated="2" office:value-type="float" office:value="0.2225">
            <text:p>0.2225</text:p>
          </table:table-cell>
          <table:table-cell table:formula="of:=AVERAGE([.D11:.N11])" office:value-type="float" office:value="0.229318181818182">
            <text:p>0.2293181818</text:p>
          </table:table-cell>
        </table:table-row>
        <table:table-row table:style-name="ro1">
          <table:table-cell table:number-columns-repeated="2"/>
          <table:table-cell office:value-type="string">
            <text:p>electronics on electronics:</text:p>
          </table:table-cell>
          <table:table-cell table:style-name="ce2" office:value-type="float" office:value="0.1975">
            <text:p>0.1975</text:p>
          </table:table-cell>
          <table:table-cell office:value-type="float" office:value="0.265">
            <text:p>0.265</text:p>
          </table:table-cell>
          <table:table-cell office:value-type="float" office:value="0.2625">
            <text:p>0.2625</text:p>
          </table:table-cell>
          <table:table-cell office:value-type="float" office:value="0.255">
            <text:p>0.255</text:p>
          </table:table-cell>
          <table:table-cell office:value-type="float" office:value="0.2475">
            <text:p>0.2475</text:p>
          </table:table-cell>
          <table:table-cell office:value-type="float" office:value="0.255">
            <text:p>0.255</text:p>
          </table:table-cell>
          <table:table-cell office:value-type="float" office:value="0.2625">
            <text:p>0.2625</text:p>
          </table:table-cell>
          <table:table-cell table:style-name="ce6" office:value-type="float" office:value="0.1975">
            <text:p>0.1975</text:p>
          </table:table-cell>
          <table:table-cell office:value-type="float" office:value="0.275">
            <text:p>0.275</text:p>
          </table:table-cell>
          <table:table-cell table:number-columns-repeated="2" office:value-type="float" office:value="0.2625">
            <text:p>0.2625</text:p>
          </table:table-cell>
          <table:table-cell table:formula="of:=AVERAGE([.D12:.N12])" office:value-type="float" office:value="0.249318181818182">
            <text:p>0.2493181818</text:p>
          </table:table-cell>
        </table:table-row>
        <table:table-row table:style-name="ro1">
          <table:table-cell table:number-columns-repeated="2"/>
          <table:table-cell office:value-type="string">
            <text:p>kitchen on kitchen:</text:p>
          </table:table-cell>
          <table:table-cell office:value-type="float" office:value="0.1725">
            <text:p>0.1725</text:p>
          </table:table-cell>
          <table:table-cell office:value-type="float" office:value="0.1675">
            <text:p>0.1675</text:p>
          </table:table-cell>
          <table:table-cell office:value-type="float" office:value="0.185">
            <text:p>0.185</text:p>
          </table:table-cell>
          <table:table-cell office:value-type="float" office:value="0.23">
            <text:p>0.23</text:p>
          </table:table-cell>
          <table:table-cell office:value-type="float" office:value="0.1875">
            <text:p>0.1875</text:p>
          </table:table-cell>
          <table:table-cell office:value-type="float" office:value="0.165">
            <text:p>0.165</text:p>
          </table:table-cell>
          <table:table-cell office:value-type="float" office:value="0.17">
            <text:p>0.17</text:p>
          </table:table-cell>
          <table:table-cell office:value-type="float" office:value="0.165">
            <text:p>0.165</text:p>
          </table:table-cell>
          <table:table-cell table:style-name="ce2" office:value-type="float" office:value="0.1525">
            <text:p>0.1525</text:p>
          </table:table-cell>
          <table:table-cell table:number-columns-repeated="2" office:value-type="float" office:value="0.185">
            <text:p>0.185</text:p>
          </table:table-cell>
          <table:table-cell table:formula="of:=AVERAGE([.D13:.N13])" office:value-type="float" office:value="0.178636363636364">
            <text:p>0.1786363636</text:p>
          </table:table-cell>
        </table:table-row>
        <table:table-row table:style-name="ro1">
          <table:table-cell table:number-columns-repeated="2"/>
          <table:table-cell office:value-type="string">
            <text:p>cat on cat:</text:p>
          </table:table-cell>
          <table:table-cell office:value-type="float" office:value="0.22125">
            <text:p>0.22125</text:p>
          </table:table-cell>
          <table:table-cell office:value-type="float" office:value="0.22875">
            <text:p>0.22875</text:p>
          </table:table-cell>
          <table:table-cell office:value-type="float" office:value="0.2325">
            <text:p>0.2325</text:p>
          </table:table-cell>
          <table:table-cell office:value-type="float" office:value="0.253125">
            <text:p>0.253125</text:p>
          </table:table-cell>
          <table:table-cell office:value-type="float" office:value="0.239375">
            <text:p>0.239375</text:p>
          </table:table-cell>
          <table:table-cell office:value-type="float" office:value="0.224375">
            <text:p>0.224375</text:p>
          </table:table-cell>
          <table:table-cell office:value-type="float" office:value="0.23875">
            <text:p>0.23875</text:p>
          </table:table-cell>
          <table:table-cell table:style-name="ce7" office:value-type="float" office:value="0.218125">
            <text:p>0.218125</text:p>
          </table:table-cell>
          <table:table-cell office:value-type="float" office:value="0.2325">
            <text:p>0.2325</text:p>
          </table:table-cell>
          <table:table-cell table:number-columns-repeated="2" office:value-type="float" office:value="0.2325">
            <text:p>0.2325</text:p>
          </table:table-cell>
          <table:table-cell table:formula="of:=AVERAGE([.D14:.N14])" office:value-type="float" office:value="0.232159090909091">
            <text:p>0.2321590909</text:p>
          </table:table-cell>
        </table:table-row>
        <table:table-row table:style-name="ro1">
          <table:table-cell table:number-columns-repeated="2"/>
          <table:table-cell office:value-type="string">
            <text:p>all on cat:</text:p>
          </table:table-cell>
          <table:table-cell office:value-type="float" office:value="0.195">
            <text:p>0.195</text:p>
          </table:table-cell>
          <table:table-cell office:value-type="float" office:value="0.2125">
            <text:p>0.2125</text:p>
          </table:table-cell>
          <table:table-cell office:value-type="float" office:value="0.2025">
            <text:p>0.2025</text:p>
          </table:table-cell>
          <table:table-cell office:value-type="float" office:value="0.209375">
            <text:p>0.209375</text:p>
          </table:table-cell>
          <table:table-cell office:value-type="float" office:value="0.20625">
            <text:p>0.20625</text:p>
          </table:table-cell>
          <table:table-cell office:value-type="float" office:value="0.203125">
            <text:p>0.203125</text:p>
          </table:table-cell>
          <table:table-cell office:value-type="float" office:value="0.194375">
            <text:p>0.194375</text:p>
          </table:table-cell>
          <table:table-cell table:style-name="ce7" office:value-type="float" office:value="0.193125">
            <text:p>0.193125</text:p>
          </table:table-cell>
          <table:table-cell office:value-type="float" office:value="0.21125">
            <text:p>0.21125</text:p>
          </table:table-cell>
          <table:table-cell table:number-columns-repeated="2" office:value-type="float" office:value="0.2025">
            <text:p>0.2025</text:p>
          </table:table-cell>
          <table:table-cell table:formula="of:=AVERAGE([.D15:.N15])" office:value-type="float" office:value="0.202954545454545">
            <text:p>0.2029545455</text:p>
          </table:table-cell>
        </table:table-row>
        <table:table-row table:style-name="ro1">
          <table:table-cell table:number-columns-repeated="2"/>
          <table:table-cell office:value-type="string">
            <text:p>small on cat:</text:p>
          </table:table-cell>
          <table:table-cell office:value-type="float" office:value="0.32375">
            <text:p>0.32375</text:p>
          </table:table-cell>
          <table:table-cell office:value-type="float" office:value="0.3375">
            <text:p>0.3375</text:p>
          </table:table-cell>
          <table:table-cell office:value-type="float" office:value="0.350625">
            <text:p>0.350625</text:p>
          </table:table-cell>
          <table:table-cell office:value-type="float" office:value="0.321875">
            <text:p>0.321875</text:p>
          </table:table-cell>
          <table:table-cell office:value-type="float" office:value="0.3375">
            <text:p>0.3375</text:p>
          </table:table-cell>
          <table:table-cell office:value-type="float" office:value="0.363125">
            <text:p>0.363125</text:p>
          </table:table-cell>
          <table:table-cell office:value-type="float" office:value="0.335">
            <text:p>0.335</text:p>
          </table:table-cell>
          <table:table-cell table:style-name="ce7" office:value-type="float" office:value="0.2825">
            <text:p>0.2825</text:p>
          </table:table-cell>
          <table:table-cell office:value-type="float" office:value="0.2875">
            <text:p>0.2875</text:p>
          </table:table-cell>
          <table:table-cell table:number-columns-repeated="2" office:value-type="float" office:value="0.350625">
            <text:p>0.350625</text:p>
          </table:table-cell>
          <table:table-cell table:formula="of:=AVERAGE([.D16:.N16])" office:value-type="float" office:value="0.330965909090909">
            <text:p>0.3309659091</text:p>
          </table:table-cell>
        </table:table-row>
        <table:table-row table:style-name="ro1">
          <table:table-cell table:number-columns-repeated="2"/>
          <table:table-cell office:value-type="string">
            <text:p>average</text:p>
          </table:table-cell>
          <table:table-cell table:formula="of:=AVERAGE([.D8:.D16])" office:value-type="float" office:value="0.236388888888889">
            <text:p>0.2363888889</text:p>
          </table:table-cell>
          <table:table-cell table:formula="of:=AVERAGE([.E8:.E16])" office:value-type="float" office:value="0.246805555555556">
            <text:p>0.2468055556</text:p>
          </table:table-cell>
          <table:table-cell table:formula="of:=AVERAGE([.F8:.F16])" office:value-type="float" office:value="0.250347222222222">
            <text:p>0.2503472222</text:p>
          </table:table-cell>
          <table:table-cell table:formula="of:=AVERAGE([.G8:.G16])" office:value-type="float" office:value="0.255416666666667">
            <text:p>0.2554166667</text:p>
          </table:table-cell>
          <table:table-cell table:formula="of:=AVERAGE([.H8:.H16])" office:value-type="float" office:value="0.251597222222222">
            <text:p>0.2515972222</text:p>
          </table:table-cell>
          <table:table-cell table:formula="of:=AVERAGE([.I8:.I16])" office:value-type="float" office:value="0.24875">
            <text:p>0.24875</text:p>
          </table:table-cell>
          <table:table-cell table:formula="of:=AVERAGE([.J8:.J16])" office:value-type="float" office:value="0.246666666666667">
            <text:p>0.2466666667</text:p>
          </table:table-cell>
          <table:table-cell table:style-name="ce6" table:formula="of:=AVERAGE([.K8:.K16])" office:value-type="float" office:value="0.225208333333333">
            <text:p>0.2252083333</text:p>
          </table:table-cell>
          <table:table-cell table:formula="of:=AVERAGE([.L8:.L16])" office:value-type="float" office:value="0.238888888888889">
            <text:p>0.2388888889</text:p>
          </table:table-cell>
          <table:table-cell table:formula="of:=AVERAGE([.M8:.M16])" office:value-type="float" office:value="0.250347222222222">
            <text:p>0.2503472222</text:p>
          </table:table-cell>
          <table:table-cell table:formula="of:=AVERAGE([.N8:.N16])" office:value-type="float" office:value="0.250347222222222">
            <text:p>0.2503472222</text:p>
          </table:table-cell>
          <table:table-cell table:formula="of:=AVERAGE([.D17:.N17])" office:value-type="float" office:value="0.24552398989899">
            <text:p>0.245523989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0 epochs</text:p>
          </table:table-cell>
          <table:table-cell table:number-columns-repeated="11"/>
          <table:table-cell office:value-type="string">
            <text:p>average</text:p>
          </table:table-cell>
        </table:table-row>
        <table:table-row table:style-name="ro1">
          <table:table-cell table:number-columns-repeated="2"/>
          <table:table-cell office:value-type="string">
            <text:p>all on all:</text:p>
          </table:table-cell>
          <table:table-cell office:value-type="float" office:value="0.16125">
            <text:p>0.16125</text:p>
          </table:table-cell>
          <table:table-cell office:value-type="float" office:value="0.16">
            <text:p>0.16</text:p>
          </table:table-cell>
          <table:table-cell table:style-name="ce3" office:value-type="float" office:value="0.15875">
            <text:p>0.15875</text:p>
          </table:table-cell>
          <table:table-cell office:value-type="float" office:value="0.175625">
            <text:p>0.175625</text:p>
          </table:table-cell>
          <table:table-cell table:style-name="ce3" office:value-type="float" office:value="0.156875">
            <text:p>0.156875</text:p>
          </table:table-cell>
          <table:table-cell office:value-type="float" office:value="0.165625">
            <text:p>0.165625</text:p>
          </table:table-cell>
          <table:table-cell office:value-type="float" office:value="0.168125">
            <text:p>0.168125</text:p>
          </table:table-cell>
          <table:table-cell office:value-type="float" office:value="0.16375">
            <text:p>0.16375</text:p>
          </table:table-cell>
          <table:table-cell table:style-name="ce3" office:value-type="float" office:value="0.156875">
            <text:p>0.156875</text:p>
          </table:table-cell>
          <table:table-cell table:number-columns-repeated="2" office:value-type="float" office:value="0.16875">
            <text:p>0.16875</text:p>
          </table:table-cell>
          <table:table-cell table:formula="of:=AVERAGE([.D20:.N20])" office:value-type="float" office:value="0.164034090909091">
            <text:p>0.1640340909</text:p>
          </table:table-cell>
        </table:table-row>
        <table:table-row table:style-name="ro1">
          <table:table-cell table:number-columns-repeated="2"/>
          <table:table-cell office:value-type="string">
            <text:p>small on small:</text:p>
          </table:table-cell>
          <table:table-cell office:value-type="float" office:value="0.2375">
            <text:p>0.2375</text:p>
          </table:table-cell>
          <table:table-cell office:value-type="float" office:value="0.225">
            <text:p>0.225</text:p>
          </table:table-cell>
          <table:table-cell office:value-type="float" office:value="0.2625">
            <text:p>0.2625</text:p>
          </table:table-cell>
          <table:table-cell office:value-type="float" office:value="0.2275">
            <text:p>0.2275</text:p>
          </table:table-cell>
          <table:table-cell table:style-name="ce3" office:value-type="float" office:value="0.22">
            <text:p>0.22</text:p>
          </table:table-cell>
          <table:table-cell office:value-type="float" office:value="0.2225">
            <text:p>0.2225</text:p>
          </table:table-cell>
          <table:table-cell office:value-type="float" office:value="0.235">
            <text:p>0.235</text:p>
          </table:table-cell>
          <table:table-cell office:value-type="float" office:value="0.2275">
            <text:p>0.2275</text:p>
          </table:table-cell>
          <table:table-cell office:value-type="float" office:value="0.2225">
            <text:p>0.2225</text:p>
          </table:table-cell>
          <table:table-cell table:number-columns-repeated="2" office:value-type="float" office:value="0.2325">
            <text:p>0.2325</text:p>
          </table:table-cell>
          <table:table-cell table:formula="of:=AVERAGE([.D21:.N21])" office:value-type="float" office:value="0.231363636363636">
            <text:p>0.2313636364</text:p>
          </table:table-cell>
        </table:table-row>
        <table:table-row table:style-name="ro1">
          <table:table-cell table:number-columns-repeated="2"/>
          <table:table-cell office:value-type="string">
            <text:p>books on books:</text:p>
          </table:table-cell>
          <table:table-cell table:style-name="ce3" office:value-type="float" office:value="0.215">
            <text:p>0.215</text:p>
          </table:table-cell>
          <table:table-cell table:number-columns-repeated="2" office:value-type="float" office:value="0.245">
            <text:p>0.245</text:p>
          </table:table-cell>
          <table:table-cell office:value-type="float" office:value="0.2375">
            <text:p>0.2375</text:p>
          </table:table-cell>
          <table:table-cell office:value-type="float" office:value="0.255">
            <text:p>0.255</text:p>
          </table:table-cell>
          <table:table-cell office:value-type="float" office:value="0.2325">
            <text:p>0.2325</text:p>
          </table:table-cell>
          <table:table-cell office:value-type="float" office:value="0.2425">
            <text:p>0.2425</text:p>
          </table:table-cell>
          <table:table-cell table:style-name="ce6" office:value-type="float" office:value="0.215">
            <text:p>0.215</text:p>
          </table:table-cell>
          <table:table-cell office:value-type="float" office:value="0.2375">
            <text:p>0.2375</text:p>
          </table:table-cell>
          <table:table-cell table:number-columns-repeated="2" office:value-type="float" office:value="0.2225">
            <text:p>0.2225</text:p>
          </table:table-cell>
          <table:table-cell table:formula="of:=AVERAGE([.D22:.N22])" office:value-type="float" office:value="0.233636363636364">
            <text:p>0.2336363636</text:p>
          </table:table-cell>
        </table:table-row>
        <table:table-row table:style-name="ro2">
          <table:table-cell table:number-columns-repeated="2"/>
          <table:table-cell office:value-type="string">
            <text:p>dvd on dvd:</text:p>
          </table:table-cell>
          <table:table-cell office:value-type="float" office:value="0.21">
            <text:p>0.21</text:p>
          </table:table-cell>
          <table:table-cell office:value-type="float" office:value="0.2475">
            <text:p>0.2475</text:p>
          </table:table-cell>
          <table:table-cell table:style-name="ce4" office:value-type="float" office:value="0.18">
            <text:p>0.18</text:p>
          </table:table-cell>
          <table:table-cell table:style-name="ce3" office:value-type="float" office:value="0.175">
            <text:p>0.175</text:p>
          </table:table-cell>
          <table:table-cell office:value-type="float" office:value="0.2075">
            <text:p>0.2075</text:p>
          </table:table-cell>
          <table:table-cell office:value-type="float" office:value="0.185">
            <text:p>0.185</text:p>
          </table:table-cell>
          <table:table-cell office:value-type="float" office:value="0.2175">
            <text:p>0.2175</text:p>
          </table:table-cell>
          <table:table-cell office:value-type="float" office:value="0.1925">
            <text:p>0.1925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075">
            <text:p>0.2075</text:p>
          </table:table-cell>
          <table:table-cell table:formula="of:=AVERAGE([.D23:.N23])" office:value-type="float" office:value="0.201818181818182">
            <text:p>0.2018181818</text:p>
          </table:table-cell>
        </table:table-row>
        <table:table-row table:style-name="ro1">
          <table:table-cell table:number-columns-repeated="2"/>
          <table:table-cell office:value-type="string">
            <text:p>electronics on electronics:</text:p>
          </table:table-cell>
          <table:table-cell table:style-name="ce3" office:value-type="float" office:value="0.1625">
            <text:p>0.1625</text:p>
          </table:table-cell>
          <table:table-cell office:value-type="float" office:value="0.17">
            <text:p>0.17</text:p>
          </table:table-cell>
          <table:table-cell office:value-type="float" office:value="0.185">
            <text:p>0.185</text:p>
          </table:table-cell>
          <table:table-cell office:value-type="float" office:value="0.1825">
            <text:p>0.1825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165">
            <text:p>0.165</text:p>
          </table:table-cell>
          <table:table-cell office:value-type="float" office:value="0.17">
            <text:p>0.17</text:p>
          </table:table-cell>
          <table:table-cell office:value-type="float" office:value="0.1825">
            <text:p>0.1825</text:p>
          </table:table-cell>
          <table:table-cell table:number-columns-repeated="2" office:value-type="float" office:value="0.17">
            <text:p>0.17</text:p>
          </table:table-cell>
          <table:table-cell table:formula="of:=AVERAGE([.D24:.N24])" office:value-type="float" office:value="0.1725">
            <text:p>0.1725</text:p>
          </table:table-cell>
        </table:table-row>
        <table:table-row table:style-name="ro1">
          <table:table-cell table:number-columns-repeated="2"/>
          <table:table-cell office:value-type="string">
            <text:p>kitchen on kitchen:</text:p>
          </table:table-cell>
          <table:table-cell office:value-type="float" office:value="0.1375">
            <text:p>0.1375</text:p>
          </table:table-cell>
          <table:table-cell office:value-type="float" office:value="0.1475">
            <text:p>0.1475</text:p>
          </table:table-cell>
          <table:table-cell office:value-type="float" office:value="0.145">
            <text:p>0.145</text:p>
          </table:table-cell>
          <table:table-cell office:value-type="float" office:value="0.1375">
            <text:p>0.1375</text:p>
          </table:table-cell>
          <table:table-cell office:value-type="float" office:value="0.135">
            <text:p>0.135</text:p>
          </table:table-cell>
          <table:table-cell table:style-name="ce3" office:value-type="float" office:value="0.13">
            <text:p>0.13</text:p>
          </table:table-cell>
          <table:table-cell office:value-type="float" office:value="0.155">
            <text:p>0.155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1375">
            <text:p>0.1375</text:p>
          </table:table-cell>
          <table:table-cell table:formula="of:=AVERAGE([.D25:.N25])" office:value-type="float" office:value="0.139772727272727">
            <text:p>0.1397727273</text:p>
          </table:table-cell>
        </table:table-row>
        <table:table-row table:style-name="ro1">
          <table:table-cell table:number-columns-repeated="2"/>
          <table:table-cell office:value-type="string">
            <text:p>cat on cat:</text:p>
          </table:table-cell>
          <table:table-cell office:value-type="float" office:value="0.18125">
            <text:p>0.18125</text:p>
          </table:table-cell>
          <table:table-cell office:value-type="float" office:value="0.2025">
            <text:p>0.2025</text:p>
          </table:table-cell>
          <table:table-cell office:value-type="float" office:value="0.18875">
            <text:p>0.18875</text:p>
          </table:table-cell>
          <table:table-cell office:value-type="float" office:value="0.183125">
            <text:p>0.183125</text:p>
          </table:table-cell>
          <table:table-cell office:value-type="float" office:value="0.191875">
            <text:p>0.191875</text:p>
          </table:table-cell>
          <table:table-cell office:value-type="float" office:value="0.179375">
            <text:p>0.179375</text:p>
          </table:table-cell>
          <table:table-cell office:value-type="float" office:value="0.195">
            <text:p>0.195</text:p>
          </table:table-cell>
          <table:table-cell table:style-name="ce6" office:value-type="float" office:value="0.178125">
            <text:p>0.178125</text:p>
          </table:table-cell>
          <table:table-cell office:value-type="float" office:value="0.1875">
            <text:p>0.1875</text:p>
          </table:table-cell>
          <table:table-cell table:number-columns-repeated="2" office:value-type="float" office:value="0.184375">
            <text:p>0.184375</text:p>
          </table:table-cell>
          <table:table-cell table:formula="of:=AVERAGE([.D26:.N26])" office:value-type="float" office:value="0.186931818181818">
            <text:p>0.1869318182</text:p>
          </table:table-cell>
        </table:table-row>
        <table:table-row table:style-name="ro1">
          <table:table-cell table:number-columns-repeated="2"/>
          <table:table-cell office:value-type="string">
            <text:p>all on cat:</text:p>
          </table:table-cell>
          <table:table-cell office:value-type="float" office:value="0.16125">
            <text:p>0.16125</text:p>
          </table:table-cell>
          <table:table-cell office:value-type="float" office:value="0.16">
            <text:p>0.16</text:p>
          </table:table-cell>
          <table:table-cell office:value-type="float" office:value="0.15875">
            <text:p>0.15875</text:p>
          </table:table-cell>
          <table:table-cell office:value-type="float" office:value="0.175625">
            <text:p>0.175625</text:p>
          </table:table-cell>
          <table:table-cell table:style-name="ce3" office:value-type="float" office:value="0.156875">
            <text:p>0.156875</text:p>
          </table:table-cell>
          <table:table-cell office:value-type="float" office:value="0.165625">
            <text:p>0.165625</text:p>
          </table:table-cell>
          <table:table-cell office:value-type="float" office:value="0.168125">
            <text:p>0.168125</text:p>
          </table:table-cell>
          <table:table-cell office:value-type="float" office:value="0.16375">
            <text:p>0.16375</text:p>
          </table:table-cell>
          <table:table-cell table:style-name="ce3" office:value-type="float" office:value="0.156875">
            <text:p>0.156875</text:p>
          </table:table-cell>
          <table:table-cell table:number-columns-repeated="2" office:value-type="float" office:value="0.16875">
            <text:p>0.16875</text:p>
          </table:table-cell>
          <table:table-cell table:formula="of:=AVERAGE([.D27:.N27])" office:value-type="float" office:value="0.164034090909091">
            <text:p>0.1640340909</text:p>
          </table:table-cell>
        </table:table-row>
        <table:table-row table:style-name="ro1">
          <table:table-cell table:number-columns-repeated="2"/>
          <table:table-cell office:value-type="string">
            <text:p>small on cat:</text:p>
          </table:table-cell>
          <table:table-cell office:value-type="float" office:value="0.240625">
            <text:p>0.240625</text:p>
          </table:table-cell>
          <table:table-cell office:value-type="float" office:value="0.228125">
            <text:p>0.228125</text:p>
          </table:table-cell>
          <table:table-cell office:value-type="float" office:value="0.249375">
            <text:p>0.249375</text:p>
          </table:table-cell>
          <table:table-cell office:value-type="float" office:value="0.229375">
            <text:p>0.229375</text:p>
          </table:table-cell>
          <table:table-cell office:value-type="float" office:value="0.223125">
            <text:p>0.223125</text:p>
          </table:table-cell>
          <table:table-cell office:value-type="float" office:value="0.226875">
            <text:p>0.226875</text:p>
          </table:table-cell>
          <table:table-cell table:style-name="ce4" office:value-type="float" office:value="0.231875">
            <text:p>0.231875</text:p>
          </table:table-cell>
          <table:table-cell table:style-name="ce6" office:value-type="float" office:value="0.221875">
            <text:p>0.221875</text:p>
          </table:table-cell>
          <table:table-cell office:value-type="float" office:value="0.225625">
            <text:p>0.225625</text:p>
          </table:table-cell>
          <table:table-cell table:number-columns-repeated="2" office:value-type="float" office:value="0.231875">
            <text:p>0.231875</text:p>
          </table:table-cell>
          <table:table-cell table:formula="of:=AVERAGE([.D28:.N28])" office:value-type="float" office:value="0.230965909090909">
            <text:p>0.2309659091</text:p>
          </table:table-cell>
        </table:table-row>
        <table:table-row table:style-name="ro1">
          <table:table-cell table:number-columns-repeated="2"/>
          <table:table-cell office:value-type="string">
            <text:p>average </text:p>
          </table:table-cell>
          <table:table-cell table:formula="of:=AVERAGE([.D20:.D28])" office:value-type="float" office:value="0.189652777777778">
            <text:p>0.1896527778</text:p>
          </table:table-cell>
          <table:table-cell table:formula="of:=AVERAGE([.E20:.E28])" office:value-type="float" office:value="0.198402777777778">
            <text:p>0.1984027778</text:p>
          </table:table-cell>
          <table:table-cell table:formula="of:=AVERAGE([.F20:.F28])" office:value-type="float" office:value="0.197013888888889">
            <text:p>0.1970138889</text:p>
          </table:table-cell>
          <table:table-cell table:formula="of:=AVERAGE([.G20:.G28])" office:value-type="float" office:value="0.191527777777778">
            <text:p>0.1915277778</text:p>
          </table:table-cell>
          <table:table-cell table:formula="of:=AVERAGE([.H20:.H28])" office:value-type="float" office:value="0.190694444444444">
            <text:p>0.1906944444</text:p>
          </table:table-cell>
          <table:table-cell table:formula="of:=AVERAGE([.I20:.I28])" office:value-type="float" office:value="0.186388888888889">
            <text:p>0.1863888889</text:p>
          </table:table-cell>
          <table:table-cell table:formula="of:=AVERAGE([.J20:.J28])" office:value-type="float" office:value="0.197569444444444">
            <text:p>0.1975694444</text:p>
          </table:table-cell>
          <table:table-cell table:style-name="ce6" table:formula="of:=AVERAGE([.K20:.K28])" office:value-type="float" office:value="0.185277777777778">
            <text:p>0.1852777778</text:p>
          </table:table-cell>
          <table:table-cell table:formula="of:=AVERAGE([.L20:.L28])" office:value-type="float" office:value="0.188819444444444">
            <text:p>0.1888194444</text:p>
          </table:table-cell>
          <table:table-cell table:formula="of:=AVERAGE([.M20:.M28])" office:value-type="float" office:value="0.191527777777778">
            <text:p>0.1915277778</text:p>
          </table:table-cell>
          <table:table-cell table:formula="of:=AVERAGE([.N20:.N28])" office:value-type="float" office:value="0.191527777777778">
            <text:p>0.1915277778</text:p>
          </table:table-cell>
          <table:table-cell table:formula="of:=AVERAGE([.D29:.N29])" office:value-type="float" office:value="0.19167297979798">
            <text:p>0.191672979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100 epochs</text:p>
          </table:table-cell>
          <table:table-cell table:number-columns-repeated="11"/>
          <table:table-cell office:value-type="string">
            <text:p>average</text:p>
          </table:table-cell>
        </table:table-row>
        <table:table-row table:style-name="ro1">
          <table:table-cell table:number-columns-repeated="2"/>
          <table:table-cell office:value-type="string">
            <text:p>all on all:</text:p>
          </table:table-cell>
          <table:table-cell office:value-type="float" office:value="0.155">
            <text:p>0.155</text:p>
          </table:table-cell>
          <table:table-cell office:value-type="float" office:value="0.1575">
            <text:p>0.1575</text:p>
          </table:table-cell>
          <table:table-cell office:value-type="float" office:value="0.15875">
            <text:p>0.15875</text:p>
          </table:table-cell>
          <table:table-cell office:value-type="float" office:value="0.16125">
            <text:p>0.16125</text:p>
          </table:table-cell>
          <table:table-cell office:value-type="float" office:value="0.15625">
            <text:p>0.15625</text:p>
          </table:table-cell>
          <table:table-cell table:style-name="ce3" office:value-type="float" office:value="0.154375">
            <text:p>0.154375</text:p>
          </table:table-cell>
          <table:table-cell office:value-type="float" office:value="0.165">
            <text:p>0.165</text:p>
          </table:table-cell>
          <table:table-cell office:value-type="float" office:value="0.161875">
            <text:p>0.161875</text:p>
          </table:table-cell>
          <table:table-cell office:value-type="float" office:value="0.155">
            <text:p>0.155</text:p>
          </table:table-cell>
          <table:table-cell table:number-columns-repeated="2" office:value-type="float" office:value="0.169375">
            <text:p>0.169375</text:p>
          </table:table-cell>
          <table:table-cell table:formula="of:=AVERAGE([.D32:.N32])" office:value-type="float" office:value="0.160340909090909">
            <text:p>0.1603409091</text:p>
          </table:table-cell>
        </table:table-row>
        <table:table-row table:style-name="ro1">
          <table:table-cell table:number-columns-repeated="2"/>
          <table:table-cell office:value-type="string">
            <text:p>small on small:</text:p>
          </table:table-cell>
          <table:table-cell office:value-type="float" office:value="0.2375">
            <text:p>0.2375</text:p>
          </table:table-cell>
          <table:table-cell office:value-type="float" office:value="0.225">
            <text:p>0.225</text:p>
          </table:table-cell>
          <table:table-cell office:value-type="float" office:value="0.2625">
            <text:p>0.2625</text:p>
          </table:table-cell>
          <table:table-cell office:value-type="float" office:value="0.2275">
            <text:p>0.2275</text:p>
          </table:table-cell>
          <table:table-cell table:style-name="ce3" office:value-type="float" office:value="0.22">
            <text:p>0.22</text:p>
          </table:table-cell>
          <table:table-cell office:value-type="float" office:value="0.2225">
            <text:p>0.2225</text:p>
          </table:table-cell>
          <table:table-cell office:value-type="float" office:value="0.235">
            <text:p>0.235</text:p>
          </table:table-cell>
          <table:table-cell office:value-type="float" office:value="0.2275">
            <text:p>0.2275</text:p>
          </table:table-cell>
          <table:table-cell office:value-type="float" office:value="0.2225">
            <text:p>0.2225</text:p>
          </table:table-cell>
          <table:table-cell table:number-columns-repeated="2" office:value-type="float" office:value="0.2325">
            <text:p>0.2325</text:p>
          </table:table-cell>
          <table:table-cell table:formula="of:=AVERAGE([.D33:.N33])" office:value-type="float" office:value="0.231363636363636">
            <text:p>0.2313636364</text:p>
          </table:table-cell>
        </table:table-row>
        <table:table-row table:style-name="ro1">
          <table:table-cell table:number-columns-repeated="2"/>
          <table:table-cell office:value-type="string">
            <text:p>books on books:</text:p>
          </table:table-cell>
          <table:table-cell office:value-type="float" office:value="0.215">
            <text:p>0.215</text:p>
          </table:table-cell>
          <table:table-cell table:number-columns-repeated="2" office:value-type="float" office:value="0.245">
            <text:p>0.245</text:p>
          </table:table-cell>
          <table:table-cell office:value-type="float" office:value="0.2375">
            <text:p>0.2375</text:p>
          </table:table-cell>
          <table:table-cell office:value-type="float" office:value="0.2625">
            <text:p>0.2625</text:p>
          </table:table-cell>
          <table:table-cell office:value-type="float" office:value="0.2325">
            <text:p>0.2325</text:p>
          </table:table-cell>
          <table:table-cell table:style-name="ce3" office:value-type="float" office:value="0.205">
            <text:p>0.205</text:p>
          </table:table-cell>
          <table:table-cell office:value-type="float" office:value="0.215">
            <text:p>0.215</text:p>
          </table:table-cell>
          <table:table-cell office:value-type="float" office:value="0.2375">
            <text:p>0.2375</text:p>
          </table:table-cell>
          <table:table-cell table:number-columns-repeated="2" office:value-type="float" office:value="0.2225">
            <text:p>0.2225</text:p>
          </table:table-cell>
          <table:table-cell table:formula="of:=AVERAGE([.D34:.N34])" office:value-type="float" office:value="0.230909090909091">
            <text:p>0.2309090909</text:p>
          </table:table-cell>
        </table:table-row>
        <table:table-row table:style-name="ro2">
          <table:table-cell table:number-columns-repeated="2"/>
          <table:table-cell office:value-type="string">
            <text:p>dvd on dvd: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table:style-name="ce3" office:value-type="float" office:value="0.18">
            <text:p>0.18</text:p>
          </table:table-cell>
          <table:table-cell office:value-type="float" office:value="0.175">
            <text:p>0.175</text:p>
          </table:table-cell>
          <table:table-cell office:value-type="float" office:value="0.2075">
            <text:p>0.2075</text:p>
          </table:table-cell>
          <table:table-cell office:value-type="float" office:value="0.185">
            <text:p>0.185</text:p>
          </table:table-cell>
          <table:table-cell office:value-type="float" office:value="0.2175">
            <text:p>0.2175</text:p>
          </table:table-cell>
          <table:table-cell office:value-type="float" office:value="0.1925">
            <text:p>0.1925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075">
            <text:p>0.2075</text:p>
          </table:table-cell>
          <table:table-cell table:formula="of:=AVERAGE([.D35:.N35])" office:value-type="float" office:value="0.1975">
            <text:p>0.1975</text:p>
          </table:table-cell>
        </table:table-row>
        <table:table-row table:style-name="ro1">
          <table:table-cell table:number-columns-repeated="2"/>
          <table:table-cell office:value-type="string">
            <text:p>electronics on electronics:</text:p>
          </table:table-cell>
          <table:table-cell table:style-name="ce3" office:value-type="float" office:value="0.1625">
            <text:p>0.1625</text:p>
          </table:table-cell>
          <table:table-cell office:value-type="float" office:value="0.1925">
            <text:p>0.1925</text:p>
          </table:table-cell>
          <table:table-cell office:value-type="float" office:value="0.185">
            <text:p>0.185</text:p>
          </table:table-cell>
          <table:table-cell office:value-type="float" office:value="0.18">
            <text:p>0.18</text:p>
          </table:table-cell>
          <table:table-cell office:value-type="float" office:value="0.1725">
            <text:p>0.1725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165">
            <text:p>0.165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7">
            <text:p>0.17</text:p>
          </table:table-cell>
          <table:table-cell table:formula="of:=AVERAGE([.D36:.N36])" office:value-type="float" office:value="0.173863636363636">
            <text:p>0.1738636364</text:p>
          </table:table-cell>
        </table:table-row>
        <table:table-row table:style-name="ro1">
          <table:table-cell table:number-columns-repeated="2"/>
          <table:table-cell office:value-type="string">
            <text:p>kitchen on kitchen:</text:p>
          </table:table-cell>
          <table:table-cell office:value-type="float" office:value="0.1375">
            <text:p>0.1375</text:p>
          </table:table-cell>
          <table:table-cell office:value-type="float" office:value="0.1475">
            <text:p>0.1475</text:p>
          </table:table-cell>
          <table:table-cell office:value-type="float" office:value="0.145">
            <text:p>0.145</text:p>
          </table:table-cell>
          <table:table-cell office:value-type="float" office:value="0.1375">
            <text:p>0.1375</text:p>
          </table:table-cell>
          <table:table-cell office:value-type="float" office:value="0.135">
            <text:p>0.135</text:p>
          </table:table-cell>
          <table:table-cell table:style-name="ce3" office:value-type="float" office:value="0.13">
            <text:p>0.13</text:p>
          </table:table-cell>
          <table:table-cell office:value-type="float" office:value="0.155">
            <text:p>0.155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table:number-columns-repeated="2" office:value-type="float" office:value="0.1375">
            <text:p>0.1375</text:p>
          </table:table-cell>
          <table:table-cell table:formula="of:=AVERAGE([.D37:.N37])" office:value-type="float" office:value="0.139772727272727">
            <text:p>0.1397727273</text:p>
          </table:table-cell>
        </table:table-row>
        <table:table-row table:style-name="ro1">
          <table:table-cell table:number-columns-repeated="2"/>
          <table:table-cell office:value-type="string">
            <text:p>cat on cat:</text:p>
          </table:table-cell>
          <table:table-cell office:value-type="float" office:value="0.18125">
            <text:p>0.18125</text:p>
          </table:table-cell>
          <table:table-cell office:value-type="float" office:value="0.19625">
            <text:p>0.19625</text:p>
          </table:table-cell>
          <table:table-cell office:value-type="float" office:value="0.18875">
            <text:p>0.18875</text:p>
          </table:table-cell>
          <table:table-cell office:value-type="float" office:value="0.1825">
            <text:p>0.1825</text:p>
          </table:table-cell>
          <table:table-cell office:value-type="float" office:value="0.194375">
            <text:p>0.194375</text:p>
          </table:table-cell>
          <table:table-cell office:value-type="float" office:value="0.179375">
            <text:p>0.179375</text:p>
          </table:table-cell>
          <table:table-cell office:value-type="float" office:value="0.185625">
            <text:p>0.185625</text:p>
          </table:table-cell>
          <table:table-cell table:style-name="ce6" office:value-type="float" office:value="0.176875">
            <text:p>0.176875</text:p>
          </table:table-cell>
          <table:table-cell office:value-type="float" office:value="0.186875">
            <text:p>0.186875</text:p>
          </table:table-cell>
          <table:table-cell table:number-columns-repeated="2" office:value-type="float" office:value="0.184375">
            <text:p>0.184375</text:p>
          </table:table-cell>
          <table:table-cell table:formula="of:=AVERAGE([.D38:.N38])" office:value-type="float" office:value="0.185511363636364">
            <text:p>0.1855113636</text:p>
          </table:table-cell>
        </table:table-row>
        <table:table-row table:style-name="ro1">
          <table:table-cell table:number-columns-repeated="2"/>
          <table:table-cell office:value-type="string">
            <text:p>all on cat:</text:p>
          </table:table-cell>
          <table:table-cell table:style-name="ce3" office:value-type="float" office:value="0.155">
            <text:p>0.155</text:p>
          </table:table-cell>
          <table:table-cell office:value-type="float" office:value="0.1575">
            <text:p>0.1575</text:p>
          </table:table-cell>
          <table:table-cell office:value-type="float" office:value="0.15875">
            <text:p>0.15875</text:p>
          </table:table-cell>
          <table:table-cell office:value-type="float" office:value="0.16125">
            <text:p>0.16125</text:p>
          </table:table-cell>
          <table:table-cell office:value-type="float" office:value="0.15625">
            <text:p>0.15625</text:p>
          </table:table-cell>
          <table:table-cell table:style-name="ce3" office:value-type="float" office:value="0.154375">
            <text:p>0.154375</text:p>
          </table:table-cell>
          <table:table-cell office:value-type="float" office:value="0.165">
            <text:p>0.165</text:p>
          </table:table-cell>
          <table:table-cell office:value-type="float" office:value="0.161875">
            <text:p>0.161875</text:p>
          </table:table-cell>
          <table:table-cell table:style-name="ce4" office:value-type="float" office:value="0.155">
            <text:p>0.155</text:p>
          </table:table-cell>
          <table:table-cell table:number-columns-repeated="2" office:value-type="float" office:value="0.169375">
            <text:p>0.169375</text:p>
          </table:table-cell>
          <table:table-cell table:formula="of:=AVERAGE([.D39:.N39])" office:value-type="float" office:value="0.160340909090909">
            <text:p>0.1603409091</text:p>
          </table:table-cell>
        </table:table-row>
        <table:table-row table:style-name="ro1">
          <table:table-cell table:number-columns-repeated="2"/>
          <table:table-cell office:value-type="string">
            <text:p>small on cat:</text:p>
          </table:table-cell>
          <table:table-cell office:value-type="float" office:value="0.240625">
            <text:p>0.240625</text:p>
          </table:table-cell>
          <table:table-cell office:value-type="float" office:value="0.228125">
            <text:p>0.228125</text:p>
          </table:table-cell>
          <table:table-cell office:value-type="float" office:value="0.249375">
            <text:p>0.249375</text:p>
          </table:table-cell>
          <table:table-cell office:value-type="float" office:value="0.229375">
            <text:p>0.229375</text:p>
          </table:table-cell>
          <table:table-cell table:style-name="ce3" office:value-type="float" office:value="0.223125">
            <text:p>0.223125</text:p>
          </table:table-cell>
          <table:table-cell office:value-type="float" office:value="0.226875">
            <text:p>0.226875</text:p>
          </table:table-cell>
          <table:table-cell office:value-type="float" office:value="0.231875">
            <text:p>0.231875</text:p>
          </table:table-cell>
          <table:table-cell office:value-type="float" office:value="0.224375">
            <text:p>0.224375</text:p>
          </table:table-cell>
          <table:table-cell office:value-type="float" office:value="0.225625">
            <text:p>0.225625</text:p>
          </table:table-cell>
          <table:table-cell table:number-columns-repeated="2" office:value-type="float" office:value="0.231875">
            <text:p>0.231875</text:p>
          </table:table-cell>
          <table:table-cell table:formula="of:=AVERAGE([.D40:.N40])" office:value-type="float" office:value="0.231193181818182">
            <text:p>0.2311931818</text:p>
          </table:table-cell>
        </table:table-row>
        <table:table-row table:style-name="ro1">
          <table:table-cell table:number-columns-repeated="2"/>
          <table:table-cell office:value-type="string">
            <text:p>average</text:p>
          </table:table-cell>
          <table:table-cell table:formula="of:=AVERAGE([.D32:.D40])" office:value-type="float" office:value="0.188263888888889">
            <text:p>0.1882638889</text:p>
          </table:table-cell>
          <table:table-cell table:formula="of:=AVERAGE([.E32:.E40])" office:value-type="float" office:value="0.194375">
            <text:p>0.194375</text:p>
          </table:table-cell>
          <table:table-cell table:formula="of:=AVERAGE([.F32:.F40])" office:value-type="float" office:value="0.197013888888889">
            <text:p>0.1970138889</text:p>
          </table:table-cell>
          <table:table-cell table:formula="of:=AVERAGE([.G32:.G40])" office:value-type="float" office:value="0.187986111111111">
            <text:p>0.1879861111</text:p>
          </table:table-cell>
          <table:table-cell table:formula="of:=AVERAGE([.H32:.H40])" office:value-type="float" office:value="0.191944444444444">
            <text:p>0.1919444444</text:p>
          </table:table-cell>
          <table:table-cell table:style-name="ce3" table:formula="of:=AVERAGE([.I32:.I40])" office:value-type="float" office:value="0.183888888888889">
            <text:p>0.1838888889</text:p>
          </table:table-cell>
          <table:table-cell table:formula="of:=AVERAGE([.J32:.J40])" office:value-type="float" office:value="0.191666666666667">
            <text:p>0.1916666667</text:p>
          </table:table-cell>
          <table:table-cell table:formula="of:=AVERAGE([.K32:.K40])" office:value-type="float" office:value="0.184444444444444">
            <text:p>0.1844444444</text:p>
          </table:table-cell>
          <table:table-cell table:formula="of:=AVERAGE([.L32:.L40])" office:value-type="float" office:value="0.188055555555556">
            <text:p>0.1880555556</text:p>
          </table:table-cell>
          <table:table-cell table:formula="of:=AVERAGE([.M32:.M40])" office:value-type="float" office:value="0.191666666666667">
            <text:p>0.1916666667</text:p>
          </table:table-cell>
          <table:table-cell table:formula="of:=AVERAGE([.N32:.N40])" office:value-type="float" office:value="0.191666666666667">
            <text:p>0.1916666667</text:p>
          </table:table-cell>
          <table:table-cell table:formula="of:=AVERAGE([.D41:.N41])" office:value-type="float" office:value="0.190088383838384">
            <text:p>0.190088383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2">
          <table:table-cell/>
          <table:table-cell office:value-type="string">
            <text:p>avg</text:p>
          </table:table-cell>
          <table:table-cell table:number-columns-repeated="13"/>
        </table:table-row>
        <table:table-row table:style-name="ro1">
          <table:table-cell/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xp</text:p>
          </table:table-cell>
          <table:table-cell table:formula="of:=[.D17]" office:value-type="float" office:value="0.236388888888889">
            <text:p>0.2363888889</text:p>
          </table:table-cell>
          <table:table-cell table:formula="of:=[.D29]" office:value-type="float" office:value="0.189652777777778">
            <text:p>0.1896527778</text:p>
          </table:table-cell>
          <table:table-cell table:formula="of:=[.D41]" office:value-type="float" office:value="0.188263888888889">
            <text:p>0.1882638889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c</text:p>
          </table:table-cell>
          <table:table-cell table:formula="of:=[.E17]" office:value-type="float" office:value="0.246805555555556">
            <text:p>0.2468055556</text:p>
          </table:table-cell>
          <table:table-cell table:formula="of:=[.E29]" office:value-type="float" office:value="0.198402777777778">
            <text:p>0.1984027778</text:p>
          </table:table-cell>
          <table:table-cell table:formula="of:=[.E41]" office:value-type="float" office:value="0.194375">
            <text:p>0.1943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divt</text:p>
          </table:table-cell>
          <table:table-cell table:formula="of:=[.F17]" office:value-type="float" office:value="0.250347222222222">
            <text:p>0.2503472222</text:p>
          </table:table-cell>
          <table:table-cell table:formula="of:=[.F29]" office:value-type="float" office:value="0.197013888888889">
            <text:p>0.1970138889</text:p>
          </table:table-cell>
          <table:table-cell table:formula="of:=[.F41]" office:value-type="float" office:value="0.197013888888889">
            <text:p>0.19701388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6">
            <text:p>-6</text:p>
          </table:table-cell>
          <table:table-cell table:formula="of:=[.G17]" office:value-type="float" office:value="0.255416666666667">
            <text:p>0.2554166667</text:p>
          </table:table-cell>
          <table:table-cell table:formula="of:=[.G29]" office:value-type="float" office:value="0.191527777777778">
            <text:p>0.1915277778</text:p>
          </table:table-cell>
          <table:table-cell table:formula="of:=[.G41]" office:value-type="float" office:value="0.187986111111111">
            <text:p>0.18798611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5">
            <text:p>-5</text:p>
          </table:table-cell>
          <table:table-cell table:formula="of:=[.H17]" office:value-type="float" office:value="0.251597222222222">
            <text:p>0.2515972222</text:p>
          </table:table-cell>
          <table:table-cell table:formula="of:=[.H29]" office:value-type="float" office:value="0.190694444444444">
            <text:p>0.1906944444</text:p>
          </table:table-cell>
          <table:table-cell table:formula="of:=[.H41]" office:value-type="float" office:value="0.191944444444444">
            <text:p>0.1919444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4">
            <text:p>-4</text:p>
          </table:table-cell>
          <table:table-cell table:formula="of:=[.I17]" office:value-type="float" office:value="0.24875">
            <text:p>0.24875</text:p>
          </table:table-cell>
          <table:table-cell table:formula="of:=[.I29]" office:value-type="float" office:value="0.186388888888889">
            <text:p>0.1863888889</text:p>
          </table:table-cell>
          <table:table-cell table:formula="of:=[.I41]" office:value-type="float" office:value="0.183888888888889">
            <text:p>0.18388888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3">
            <text:p>-3</text:p>
          </table:table-cell>
          <table:table-cell table:formula="of:=[.J17]" office:value-type="float" office:value="0.246666666666667">
            <text:p>0.2466666667</text:p>
          </table:table-cell>
          <table:table-cell table:formula="of:=[.J29]" office:value-type="float" office:value="0.197569444444444">
            <text:p>0.1975694444</text:p>
          </table:table-cell>
          <table:table-cell table:formula="of:=[.J41]" office:value-type="float" office:value="0.191666666666667">
            <text:p>0.19166666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2">
            <text:p>-2</text:p>
          </table:table-cell>
          <table:table-cell table:formula="of:=[.K17]" office:value-type="float" office:value="0.225208333333333">
            <text:p>0.2252083333</text:p>
          </table:table-cell>
          <table:table-cell table:formula="of:=[.K29]" office:value-type="float" office:value="0.185277777777778">
            <text:p>0.1852777778</text:p>
          </table:table-cell>
          <table:table-cell table:formula="of:=[.K41]" office:value-type="float" office:value="0.184444444444444">
            <text:p>0.18444444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>
            <text:p>-1</text:p>
          </table:table-cell>
          <table:table-cell table:formula="of:=[.L17]" office:value-type="float" office:value="0.238888888888889">
            <text:p>0.2388888889</text:p>
          </table:table-cell>
          <table:table-cell table:formula="of:=[.L29]" office:value-type="float" office:value="0.188819444444444">
            <text:p>0.1888194444</text:p>
          </table:table-cell>
          <table:table-cell table:formula="of:=[.L41]" office:value-type="float" office:value="0.188055555555556">
            <text:p>0.18805555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M17]" office:value-type="float" office:value="0.250347222222222">
            <text:p>0.2503472222</text:p>
          </table:table-cell>
          <table:table-cell table:formula="of:=[.M29]" office:value-type="float" office:value="0.191527777777778">
            <text:p>0.1915277778</text:p>
          </table:table-cell>
          <table:table-cell table:formula="of:=[.M41]" office:value-type="float" office:value="0.191666666666667">
            <text:p>0.19166666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N17]" office:value-type="float" office:value="0.250347222222222">
            <text:p>0.2503472222</text:p>
          </table:table-cell>
          <table:table-cell table:formula="of:=[.N29]" office:value-type="float" office:value="0.191527777777778">
            <text:p>0.1915277778</text:p>
          </table:table-cell>
          <table:table-cell table:formula="of:=[.N41]" office:value-type="float" office:value="0.191666666666667">
            <text:p>0.1916666667</text:p>
          </table:table-cell>
          <table:table-cell table:number-columns-repeated="10"/>
        </table:table-row>
        <table:table-row table:style-name="ro1" table:number-rows-repeated="104851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1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6-20T09:16:25</meta:creation-date>
    <dc:date>2013-06-20T10:14:49</dc:date>
    <dc:creator>Julia Kreutzer</dc:creator>
    <meta:editing-duration>PT9M26S</meta:editing-duration>
    <meta:editing-cycles>1</meta:editing-cycles>
    <meta:document-statistic meta:table-count="4" meta:cell-count="458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14" chart:maximum="0.27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989cm" svg:height="14.94cm" xlink:href=".." xlink:type="simple" chart:class="chart:radar" chart:style-name="ch1">
        <chart:title svg:x="10.229cm" svg:y="0.434cm" chart:style-name="ch2">
          <text:p>100 epochs</text:p>
        </chart:title>
        <chart:legend svg:x="20.152cm" svg:y="4.687cm" style:legend-expansion="custom" chartooo:width="1.91cm" chartooo:height="5.49cm" style:legend-expansion-aspect-ratio="0.347905282331512" chart:style-name="ch3"/>
        <chart:plot-area chart:style-name="ch4" table:cell-range-address="'100'.C7:'100'.C8 '100'.C32:'100'.N40 '100'.D7:'100'.N7" chart:data-source-has-labels="both" svg:x="3.229cm" svg:y="1.743cm" svg:width="15.687cm" svg:height="11.985cm">
          <chartooo:coordinate-region svg:x="6.538cm" svg:y="2.812cm" svg:width="10.197cm" svg:height="10.197cm"/>
          <chart:axis chart:dimension="x" chart:name="primary-x" chart:style-name="ch5" chartooo:axis-type="auto">
            <chartooo:date-scale/>
            <chart:categories table:cell-range-address="'100'.C32:'100'.C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0'.D32:'100'.D40" chart:label-cell-address="'100'.D7:'100'.D7" chart:class="chart:radar">
            <chart:data-point chart:repeated="9"/>
          </chart:series>
          <chart:series chart:style-name="ch9" chart:values-cell-range-address="'100'.E32:'100'.E40" chart:label-cell-address="'100'.E7:'100'.E7" chart:class="chart:radar">
            <chart:data-point chart:repeated="9"/>
          </chart:series>
          <chart:series chart:style-name="ch10" chart:values-cell-range-address="'100'.F32:'100'.F40" chart:label-cell-address="'100'.F7:'100'.F7" chart:class="chart:radar">
            <chart:data-point chart:repeated="9"/>
          </chart:series>
          <chart:series chart:style-name="ch11" chart:values-cell-range-address="'100'.G32:'100'.G40" chart:label-cell-address="'100'.G7:'100'.G7" chart:class="chart:radar">
            <chart:data-point chart:repeated="9"/>
          </chart:series>
          <chart:series chart:style-name="ch12" chart:values-cell-range-address="'100'.H32:'100'.H40" chart:label-cell-address="'100'.H7:'100'.H7" chart:class="chart:radar">
            <chart:data-point chart:repeated="9"/>
          </chart:series>
          <chart:series chart:style-name="ch13" chart:values-cell-range-address="'100'.I32:'100'.I40" chart:label-cell-address="'100'.I7:'100'.I7" chart:class="chart:radar">
            <chart:data-point chart:repeated="9"/>
          </chart:series>
          <chart:series chart:style-name="ch14" chart:values-cell-range-address="'100'.J32:'100'.J40" chart:label-cell-address="'100'.J7:'100'.J7" chart:class="chart:radar">
            <chart:data-point chart:repeated="9"/>
          </chart:series>
          <chart:series chart:style-name="ch15" chart:values-cell-range-address="'100'.K32:'100'.K40" chart:label-cell-address="'100'.K7:'100'.K7" chart:class="chart:radar">
            <chart:data-point chart:repeated="9"/>
          </chart:series>
          <chart:series chart:style-name="ch16" chart:values-cell-range-address="'100'.L32:'100'.L40" chart:label-cell-address="'100'.L7:'100'.L7" chart:class="chart:radar">
            <chart:data-point chart:repeated="9"/>
          </chart:series>
          <chart:series chart:style-name="ch17" chart:values-cell-range-address="'100'.M32:'100'.M40" chart:label-cell-address="'100'.M7:'100'.M7" chart:class="chart:radar">
            <chart:data-point chart:repeated="9"/>
          </chart:series>
          <chart:series chart:style-name="ch18" chart:values-cell-range-address="'100'.N32:'100'.N40" chart:label-cell-address="'100'.N7:'100'.N7" chart:class="chart:rad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'100'.D7:'100'.D7</svg:desc>
                </draw:g>
              </table:table-cell>
              <table:table-cell office:value-type="string">
                <text:p>dec</text:p>
                <draw:g>
                  <svg:desc>'100'.E7:'100'.E7</svg:desc>
                </draw:g>
              </table:table-cell>
              <table:table-cell office:value-type="string">
                <text:p>1divt</text:p>
                <draw:g>
                  <svg:desc>'100'.F7:'100'.F7</svg:desc>
                </draw:g>
              </table:table-cell>
              <table:table-cell office:value-type="string">
                <text:p>-6</text:p>
                <draw:g>
                  <svg:desc>'100'.G7:'100'.G7</svg:desc>
                </draw:g>
              </table:table-cell>
              <table:table-cell office:value-type="string">
                <text:p>-5</text:p>
                <draw:g>
                  <svg:desc>'100'.H7:'100'.H7</svg:desc>
                </draw:g>
              </table:table-cell>
              <table:table-cell office:value-type="string">
                <text:p>-4</text:p>
                <draw:g>
                  <svg:desc>'100'.I7:'100'.I7</svg:desc>
                </draw:g>
              </table:table-cell>
              <table:table-cell office:value-type="string">
                <text:p>-3</text:p>
                <draw:g>
                  <svg:desc>'100'.J7:'100'.J7</svg:desc>
                </draw:g>
              </table:table-cell>
              <table:table-cell office:value-type="string">
                <text:p>-2</text:p>
                <draw:g>
                  <svg:desc>'100'.K7:'100'.K7</svg:desc>
                </draw:g>
              </table:table-cell>
              <table:table-cell office:value-type="string">
                <text:p>-1</text:p>
                <draw:g>
                  <svg:desc>'100'.L7:'100'.L7</svg:desc>
                </draw:g>
              </table:table-cell>
              <table:table-cell office:value-type="string">
                <text:p>0</text:p>
                <draw:g>
                  <svg:desc>'100'.M7:'100'.M7</svg:desc>
                </draw:g>
              </table:table-cell>
              <table:table-cell office:value-type="string">
                <text:p>1</text:p>
                <draw:g>
                  <svg:desc>'100'.N7:'100'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 on all:</text:p>
                <draw:g>
                  <svg:desc>'100'.C32:'100'.C40</svg:desc>
                </draw:g>
              </table:table-cell>
              <table:table-cell office:value-type="float" office:value="0.155">
                <text:p>0.155</text:p>
                <draw:g>
                  <svg:desc>'100'.D32:'100'.D40</svg:desc>
                </draw:g>
              </table:table-cell>
              <table:table-cell office:value-type="float" office:value="0.1575">
                <text:p>0.1575</text:p>
                <draw:g>
                  <svg:desc>'100'.E32:'100'.E40</svg:desc>
                </draw:g>
              </table:table-cell>
              <table:table-cell office:value-type="float" office:value="0.15875">
                <text:p>0.15875</text:p>
                <draw:g>
                  <svg:desc>'100'.F32:'100'.F40</svg:desc>
                </draw:g>
              </table:table-cell>
              <table:table-cell office:value-type="float" office:value="0.16125">
                <text:p>0.16125</text:p>
                <draw:g>
                  <svg:desc>'100'.G32:'100'.G40</svg:desc>
                </draw:g>
              </table:table-cell>
              <table:table-cell office:value-type="float" office:value="0.15625">
                <text:p>0.15625</text:p>
                <draw:g>
                  <svg:desc>'100'.H32:'100'.H40</svg:desc>
                </draw:g>
              </table:table-cell>
              <table:table-cell office:value-type="float" office:value="0.154375">
                <text:p>0.154375</text:p>
                <draw:g>
                  <svg:desc>'100'.I32:'100'.I40</svg:desc>
                </draw:g>
              </table:table-cell>
              <table:table-cell office:value-type="float" office:value="0.165">
                <text:p>0.165</text:p>
                <draw:g>
                  <svg:desc>'100'.J32:'100'.J40</svg:desc>
                </draw:g>
              </table:table-cell>
              <table:table-cell office:value-type="float" office:value="0.161875">
                <text:p>0.161875</text:p>
                <draw:g>
                  <svg:desc>'100'.K32:'100'.K40</svg:desc>
                </draw:g>
              </table:table-cell>
              <table:table-cell office:value-type="float" office:value="0.155">
                <text:p>0.155</text:p>
                <draw:g>
                  <svg:desc>'100'.L32:'100'.L40</svg:desc>
                </draw:g>
              </table:table-cell>
              <table:table-cell office:value-type="float" office:value="0.169375">
                <text:p>0.169375</text:p>
                <draw:g>
                  <svg:desc>'100'.M32:'100'.M40</svg:desc>
                </draw:g>
              </table:table-cell>
              <table:table-cell office:value-type="float" office:value="0.169375">
                <text:p>0.169375</text:p>
                <draw:g>
                  <svg:desc>'100'.N32:'100'.N40</svg:desc>
                </draw:g>
              </table:table-cell>
            </table:table-row>
            <table:table-row>
              <table:table-cell office:value-type="string">
                <text:p>small on small:</text:p>
              </table:table-cell>
              <table:table-cell office:value-type="float" office:value="0.2375">
                <text:p>0.2375</text:p>
              </table:table-cell>
              <table:table-cell office:value-type="float" office:value="0.225">
                <text:p>0.225</text:p>
              </table:table-cell>
              <table:table-cell office:value-type="float" office:value="0.2625">
                <text:p>0.2625</text:p>
              </table:table-cell>
              <table:table-cell office:value-type="float" office:value="0.2275">
                <text:p>0.2275</text:p>
              </table:table-cell>
              <table:table-cell office:value-type="float" office:value="0.22">
                <text:p>0.22</text:p>
              </table:table-cell>
              <table:table-cell office:value-type="float" office:value="0.2225">
                <text:p>0.2225</text:p>
              </table:table-cell>
              <table:table-cell office:value-type="float" office:value="0.235">
                <text:p>0.235</text:p>
              </table:table-cell>
              <table:table-cell office:value-type="float" office:value="0.2275">
                <text:p>0.2275</text:p>
              </table:table-cell>
              <table:table-cell office:value-type="float" office:value="0.2225">
                <text:p>0.2225</text:p>
              </table:table-cell>
              <table:table-cell office:value-type="float" office:value="0.2325">
                <text:p>0.2325</text:p>
              </table:table-cell>
              <table:table-cell office:value-type="float" office:value="0.2325">
                <text:p>0.2325</text:p>
              </table:table-cell>
            </table:table-row>
            <table:table-row>
              <table:table-cell office:value-type="string">
                <text:p>books on books:</text:p>
              </table:table-cell>
              <table:table-cell office:value-type="float" office:value="0.215">
                <text:p>0.215</text:p>
              </table:table-cell>
              <table:table-cell office:value-type="float" office:value="0.245">
                <text:p>0.245</text:p>
              </table:table-cell>
              <table:table-cell office:value-type="float" office:value="0.245">
                <text:p>0.245</text:p>
              </table:table-cell>
              <table:table-cell office:value-type="float" office:value="0.2375">
                <text:p>0.2375</text:p>
              </table:table-cell>
              <table:table-cell office:value-type="float" office:value="0.2625">
                <text:p>0.2625</text:p>
              </table:table-cell>
              <table:table-cell office:value-type="float" office:value="0.2325">
                <text:p>0.2325</text:p>
              </table:table-cell>
              <table:table-cell office:value-type="float" office:value="0.205">
                <text:p>0.205</text:p>
              </table:table-cell>
              <table:table-cell office:value-type="float" office:value="0.215">
                <text:p>0.215</text:p>
              </table:table-cell>
              <table:table-cell office:value-type="float" office:value="0.2375">
                <text:p>0.2375</text:p>
              </table:table-cell>
              <table:table-cell office:value-type="float" office:value="0.2225">
                <text:p>0.2225</text:p>
              </table:table-cell>
              <table:table-cell office:value-type="float" office:value="0.2225">
                <text:p>0.2225</text:p>
              </table:table-cell>
            </table:table-row>
            <table:table-row>
              <table:table-cell office:value-type="string">
                <text:p>dvd on dvd: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  <table:table-cell office:value-type="float" office:value="0.175">
                <text:p>0.175</text:p>
              </table:table-cell>
              <table:table-cell office:value-type="float" office:value="0.2075">
                <text:p>0.2075</text:p>
              </table:table-cell>
              <table:table-cell office:value-type="float" office:value="0.185">
                <text:p>0.185</text:p>
              </table:table-cell>
              <table:table-cell office:value-type="float" office:value="0.2175">
                <text:p>0.2175</text:p>
              </table:table-cell>
              <table:table-cell office:value-type="float" office:value="0.1925">
                <text:p>0.1925</text:p>
              </table:table-cell>
              <table:table-cell office:value-type="float" office:value="0.19">
                <text:p>0.19</text:p>
              </table:table-cell>
              <table:table-cell office:value-type="float" office:value="0.2075">
                <text:p>0.2075</text:p>
              </table:table-cell>
              <table:table-cell office:value-type="float" office:value="0.2075">
                <text:p>0.2075</text:p>
              </table:table-cell>
            </table:table-row>
            <table:table-row>
              <table:table-cell office:value-type="string">
                <text:p>electronics on electronics:</text:p>
              </table:table-cell>
              <table:table-cell office:value-type="float" office:value="0.1625">
                <text:p>0.1625</text:p>
              </table:table-cell>
              <table:table-cell office:value-type="float" office:value="0.1925">
                <text:p>0.1925</text:p>
              </table:table-cell>
              <table:table-cell office:value-type="float" office:value="0.185">
                <text:p>0.185</text:p>
              </table:table-cell>
              <table:table-cell office:value-type="float" office:value="0.18">
                <text:p>0.18</text:p>
              </table:table-cell>
              <table:table-cell office:value-type="float" office:value="0.1725">
                <text:p>0.1725</text:p>
              </table:table-cell>
              <table:table-cell office:value-type="float" office:value="0.17">
                <text:p>0.17</text:p>
              </table:table-cell>
              <table:table-cell office:value-type="float" office:value="0.165">
                <text:p>0.165</text:p>
              </table:table-cell>
              <table:table-cell office:value-type="float" office:value="0.165">
                <text:p>0.165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kitchen on kitchen:</text:p>
              </table:table-cell>
              <table:table-cell office:value-type="float" office:value="0.1375">
                <text:p>0.1375</text:p>
              </table:table-cell>
              <table:table-cell office:value-type="float" office:value="0.1475">
                <text:p>0.1475</text:p>
              </table:table-cell>
              <table:table-cell office:value-type="float" office:value="0.145">
                <text:p>0.145</text:p>
              </table:table-cell>
              <table:table-cell office:value-type="float" office:value="0.1375">
                <text:p>0.1375</text:p>
              </table:table-cell>
              <table:table-cell office:value-type="float" office:value="0.135">
                <text:p>0.135</text:p>
              </table:table-cell>
              <table:table-cell office:value-type="float" office:value="0.13">
                <text:p>0.13</text:p>
              </table:table-cell>
              <table:table-cell office:value-type="float" office:value="0.155">
                <text:p>0.155</text:p>
              </table:table-cell>
              <table:table-cell office:value-type="float" office:value="0.135">
                <text:p>0.135</text:p>
              </table:table-cell>
              <table:table-cell office:value-type="float" office:value="0.14">
                <text:p>0.14</text:p>
              </table:table-cell>
              <table:table-cell office:value-type="float" office:value="0.1375">
                <text:p>0.1375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cat on cat:</text:p>
              </table:table-cell>
              <table:table-cell office:value-type="float" office:value="0.18125">
                <text:p>0.18125</text:p>
              </table:table-cell>
              <table:table-cell office:value-type="float" office:value="0.19625">
                <text:p>0.19625</text:p>
              </table:table-cell>
              <table:table-cell office:value-type="float" office:value="0.18875">
                <text:p>0.18875</text:p>
              </table:table-cell>
              <table:table-cell office:value-type="float" office:value="0.1825">
                <text:p>0.1825</text:p>
              </table:table-cell>
              <table:table-cell office:value-type="float" office:value="0.194375">
                <text:p>0.194375</text:p>
              </table:table-cell>
              <table:table-cell office:value-type="float" office:value="0.179375">
                <text:p>0.179375</text:p>
              </table:table-cell>
              <table:table-cell office:value-type="float" office:value="0.185625">
                <text:p>0.185625</text:p>
              </table:table-cell>
              <table:table-cell office:value-type="float" office:value="0.176875">
                <text:p>0.176875</text:p>
              </table:table-cell>
              <table:table-cell office:value-type="float" office:value="0.186875">
                <text:p>0.186875</text:p>
              </table:table-cell>
              <table:table-cell office:value-type="float" office:value="0.184375">
                <text:p>0.184375</text:p>
              </table:table-cell>
              <table:table-cell office:value-type="float" office:value="0.184375">
                <text:p>0.184375</text:p>
              </table:table-cell>
            </table:table-row>
            <table:table-row>
              <table:table-cell office:value-type="string">
                <text:p>all on cat:</text:p>
              </table:table-cell>
              <table:table-cell office:value-type="float" office:value="0.155">
                <text:p>0.155</text:p>
              </table:table-cell>
              <table:table-cell office:value-type="float" office:value="0.1575">
                <text:p>0.1575</text:p>
              </table:table-cell>
              <table:table-cell office:value-type="float" office:value="0.15875">
                <text:p>0.15875</text:p>
              </table:table-cell>
              <table:table-cell office:value-type="float" office:value="0.16125">
                <text:p>0.16125</text:p>
              </table:table-cell>
              <table:table-cell office:value-type="float" office:value="0.15625">
                <text:p>0.15625</text:p>
              </table:table-cell>
              <table:table-cell office:value-type="float" office:value="0.154375">
                <text:p>0.154375</text:p>
              </table:table-cell>
              <table:table-cell office:value-type="float" office:value="0.165">
                <text:p>0.165</text:p>
              </table:table-cell>
              <table:table-cell office:value-type="float" office:value="0.161875">
                <text:p>0.161875</text:p>
              </table:table-cell>
              <table:table-cell office:value-type="float" office:value="0.155">
                <text:p>0.155</text:p>
              </table:table-cell>
              <table:table-cell office:value-type="float" office:value="0.169375">
                <text:p>0.169375</text:p>
              </table:table-cell>
              <table:table-cell office:value-type="float" office:value="0.169375">
                <text:p>0.169375</text:p>
              </table:table-cell>
            </table:table-row>
            <table:table-row>
              <table:table-cell office:value-type="string">
                <text:p>small on cat:</text:p>
              </table:table-cell>
              <table:table-cell office:value-type="float" office:value="0.240625">
                <text:p>0.240625</text:p>
              </table:table-cell>
              <table:table-cell office:value-type="float" office:value="0.228125">
                <text:p>0.228125</text:p>
              </table:table-cell>
              <table:table-cell office:value-type="float" office:value="0.249375">
                <text:p>0.249375</text:p>
              </table:table-cell>
              <table:table-cell office:value-type="float" office:value="0.229375">
                <text:p>0.229375</text:p>
              </table:table-cell>
              <table:table-cell office:value-type="float" office:value="0.223125">
                <text:p>0.223125</text:p>
              </table:table-cell>
              <table:table-cell office:value-type="float" office:value="0.226875">
                <text:p>0.226875</text:p>
              </table:table-cell>
              <table:table-cell office:value-type="float" office:value="0.231875">
                <text:p>0.231875</text:p>
              </table:table-cell>
              <table:table-cell office:value-type="float" office:value="0.224375">
                <text:p>0.224375</text:p>
              </table:table-cell>
              <table:table-cell office:value-type="float" office:value="0.225625">
                <text:p>0.225625</text:p>
              </table:table-cell>
              <table:table-cell office:value-type="float" office:value="0.231875">
                <text:p>0.231875</text:p>
              </table:table-cell>
              <table:table-cell office:value-type="float" office:value="0.231875">
                <text:p>0.23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17" chart:maximum="0.26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4cm" svg:y="0.316cm" chart:style-name="ch2">
          <text:p>average error rates</text:p>
        </chart:title>
        <chart:legend chart:legend-position="end" svg:x="14.61cm" svg:y="3.715cm" style:legend-expansion="high" chart:style-name="ch3"/>
        <chart:plot-area chart:style-name="ch4" table:cell-range-address="'100'.B46:'100'.E57" chart:data-source-has-labels="both" svg:x="0.77cm" svg:y="1.661cm" svg:width="13.2cm" svg:height="6.739cm">
          <chartooo:coordinate-region svg:x="1.762cm" svg:y="1.856cm" svg:width="12.208cm" svg:height="5.905cm"/>
          <chart:axis chart:dimension="x" chart:name="primary-x" chart:style-name="ch5" chartooo:axis-type="auto">
            <chartooo:date-scale/>
            <chart:categories table:cell-range-address="'100'.B47:'100'.B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0'.C47:'100'.C57" chart:label-cell-address="'100'.C46:'100'.C46" chart:class="chart:bar">
            <chart:data-point chart:repeated="11"/>
          </chart:series>
          <chart:series chart:style-name="ch9" chart:values-cell-range-address="'100'.D47:'100'.D57" chart:label-cell-address="'100'.D46:'100'.D46" chart:class="chart:bar">
            <chart:data-point chart:repeated="11"/>
          </chart:series>
          <chart:series chart:style-name="ch10" chart:values-cell-range-address="'100'.E47:'100'.E57" chart:label-cell-address="'100'.E46:'100'.E4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100'.C46:'100'.C46</svg:desc>
                </draw:g>
              </table:table-cell>
              <table:table-cell office:value-type="string">
                <text:p>10</text:p>
                <draw:g>
                  <svg:desc>'100'.D46:'100'.D46</svg:desc>
                </draw:g>
              </table:table-cell>
              <table:table-cell office:value-type="string">
                <text:p>100</text:p>
                <draw:g>
                  <svg:desc>'100'.E46:'100'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</text:p>
                <draw:g>
                  <svg:desc>'100'.B47:'100'.B57</svg:desc>
                </draw:g>
              </table:table-cell>
              <table:table-cell office:value-type="float" office:value="0.236388888888889">
                <text:p>0.236388888888889</text:p>
                <draw:g>
                  <svg:desc>'100'.C47:'100'.C57</svg:desc>
                </draw:g>
              </table:table-cell>
              <table:table-cell office:value-type="float" office:value="0.189652777777778">
                <text:p>0.189652777777778</text:p>
                <draw:g>
                  <svg:desc>'100'.D47:'100'.D57</svg:desc>
                </draw:g>
              </table:table-cell>
              <table:table-cell office:value-type="float" office:value="0.188263888888889">
                <text:p>0.188263888888889</text:p>
                <draw:g>
                  <svg:desc>'100'.E47:'100'.E57</svg:desc>
                </draw:g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0.246805555555556">
                <text:p>0.246805555555556</text:p>
              </table:table-cell>
              <table:table-cell office:value-type="float" office:value="0.198402777777778">
                <text:p>0.198402777777778</text:p>
              </table:table-cell>
              <table:table-cell office:value-type="float" office:value="0.194375">
                <text:p>0.194375</text:p>
              </table:table-cell>
            </table:table-row>
            <table:table-row>
              <table:table-cell office:value-type="string">
                <text:p>1divt</text:p>
              </table:table-cell>
              <table:table-cell office:value-type="float" office:value="0.250347222222222">
                <text:p>0.250347222222222</text:p>
              </table:table-cell>
              <table:table-cell office:value-type="float" office:value="0.197013888888889">
                <text:p>0.197013888888889</text:p>
              </table:table-cell>
              <table:table-cell office:value-type="float" office:value="0.197013888888889">
                <text:p>0.197013888888889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255416666666667">
                <text:p>0.255416666666667</text:p>
              </table:table-cell>
              <table:table-cell office:value-type="float" office:value="0.191527777777778">
                <text:p>0.191527777777778</text:p>
              </table:table-cell>
              <table:table-cell office:value-type="float" office:value="0.187986111111111">
                <text:p>0.187986111111111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251597222222222">
                <text:p>0.251597222222222</text:p>
              </table:table-cell>
              <table:table-cell office:value-type="float" office:value="0.190694444444444">
                <text:p>0.190694444444444</text:p>
              </table:table-cell>
              <table:table-cell office:value-type="float" office:value="0.191944444444444">
                <text:p>0.191944444444444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24875">
                <text:p>0.24875</text:p>
              </table:table-cell>
              <table:table-cell office:value-type="float" office:value="0.186388888888889">
                <text:p>0.186388888888889</text:p>
              </table:table-cell>
              <table:table-cell office:value-type="float" office:value="0.183888888888889">
                <text:p>0.183888888888889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97569444444444">
                <text:p>0.197569444444444</text:p>
              </table:table-cell>
              <table:table-cell office:value-type="float" office:value="0.191666666666667">
                <text:p>0.191666666666667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225208333333333">
                <text:p>0.225208333333333</text:p>
              </table:table-cell>
              <table:table-cell office:value-type="float" office:value="0.185277777777778">
                <text:p>0.185277777777778</text:p>
              </table:table-cell>
              <table:table-cell office:value-type="float" office:value="0.184444444444444">
                <text:p>0.18444444444444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238888888888889">
                <text:p>0.238888888888889</text:p>
              </table:table-cell>
              <table:table-cell office:value-type="float" office:value="0.188819444444444">
                <text:p>0.188819444444444</text:p>
              </table:table-cell>
              <table:table-cell office:value-type="float" office:value="0.188055555555556">
                <text:p>0.18805555555555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250347222222222">
                <text:p>0.250347222222222</text:p>
              </table:table-cell>
              <table:table-cell office:value-type="float" office:value="0.191527777777778">
                <text:p>0.191527777777778</text:p>
              </table:table-cell>
              <table:table-cell office:value-type="float" office:value="0.191666666666667">
                <text:p>0.19166666666666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50347222222222">
                <text:p>0.250347222222222</text:p>
              </table:table-cell>
              <table:table-cell office:value-type="float" office:value="0.191527777777778">
                <text:p>0.191527777777778</text:p>
              </table:table-cell>
              <table:table-cell office:value-type="float" office:value="0.191666666666667">
                <text:p>0.191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